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vertical-align="middle" draw:auto-grow-height="false" fo:min-height="1.95cm" fo:min-width="1.7cm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999999" draw:fill="gradient" draw:fill-gradient-name="gradient" draw:gradient-step-count="0" draw:textarea-horizontal-align="justify" draw:textarea-vertical-align="middle" draw:auto-grow-height="false" fo:min-height="0.988cm" fo:min-width="0.738cm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5" style:family="graphic" style:parent-style-name="standard">
      <style:graphic-properties svg:stroke-color="#000000" draw:fill-color="#ffff00" draw:textarea-horizontal-align="justify" draw:textarea-vertical-align="middle" draw:auto-grow-height="false" fo:min-height="0.016cm" fo:min-width="0cm"/>
    </style:style>
    <style:style style:name="gr6" style:family="graphic" style:parent-style-name="objectwithoutfill">
      <style:graphic-properties svg:stroke-width="0.05cm" svg:stroke-color="#000000" draw:marker-start-width="0.275cm" draw:marker-end="Arrow" draw:marker-end-width="0.3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05cm" svg:stroke-color="#000000" draw:marker-start-width="0.275cm" draw:marker-end="" draw:marker-end-width="0.3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  <style:paragraph-properties style:writing-mode="lr-tb"/>
    </style:style>
    <style:style style:name="gr11" style:family="graphic" style:parent-style-name="objectwithoutfill">
      <style:graphic-properties svg:stroke-width="0.1cm" svg:stroke-color="#999999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54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99" fo:min-height="0.479cm"/>
      <style:paragraph-properties style:writing-mode="lr-tb"/>
    </style:style>
    <style:style style:name="gr16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6.75cm" fo:min-width="12.5cm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gradient" draw:fill-gradient-name="gradient" draw:gradient-step-count="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4" style:family="paragraph">
      <style:text-properties style:font-name="Courier New" fo:font-size="12pt" fo:font-weight="bold" fo:background-color="transparent" style:font-size-asian="12pt" style:font-weight-asian="bold" style:font-size-complex="12pt" style:font-weight-complex="bold"/>
    </style:style>
    <style:style style:name="P15" style:family="paragraph">
      <loext:graphic-properties draw:fill="solid" draw:fill-color="#ffff99"/>
      <style:text-properties style:font-name="Courier New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Courier New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25cm" svg:height="2.25cm" svg:x="0.972cm" svg:y="4.25cm">
            <text:p/>
            <draw:enhanced-geometry draw:glue-point-type="segments" draw:type="mso-spt100" draw:modifiers="21.918832860437 -19.507443440787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0.178cm" svg:height="0.319cm" svg:x="3.072cm" svg:y="5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3" draw:layer="layout" svg:width="1.75cm" svg:height="1.75cm" svg:x="7.2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cm" svg:height="1.5cm" svg:x="1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5cm" svg:height="0.75cm" svg:x="8.75cm" svg:y="2.7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line draw:style-name="gr6" draw:text-style-name="P6" draw:layer="layout" svg:x1="3.25cm" svg:y1="5.342cm" svg:x2="7.498cm" svg:y2="6.052cm">
          <text:p/>
        </draw:line>
        <draw:line draw:style-name="gr7" draw:text-style-name="P6" draw:layer="layout" svg:x1="7.498cm" svg:y1="6.028cm" svg:x2="8.986cm" svg:y2="3.362cm">
          <text:p/>
        </draw:line>
        <draw:frame draw:style-name="gr8" draw:text-style-name="P7" draw:layer="layout" svg:width="0.697cm" svg:height="0.645cm" svg:x="7.497cm" svg:y="4.45cm">
          <draw:text-box>
            <text:p><text:span text:style-name="T1">L</text:span></text:p>
          </draw:text-box>
        </draw:frame>
        <draw:line draw:style-name="gr6" draw:text-style-name="P6" draw:layer="layout" svg:x1="7.498cm" svg:y1="6.052cm" svg:x2="6.166cm" svg:y2="3.931cm">
          <text:p/>
        </draw:line>
        <draw:line draw:style-name="gr6" draw:text-style-name="P6" draw:layer="layout" svg:x1="7.498cm" svg:y1="6.052cm" svg:x2="8.811cm" svg:y2="7.131cm">
          <text:p/>
        </draw:line>
        <draw:line draw:style-name="gr6" draw:text-style-name="P6" draw:layer="layout" svg:x1="8.811cm" svg:y1="7.131cm" svg:x2="11.048cm" svg:y2="7.5cm">
          <text:p/>
        </draw:line>
        <draw:line draw:style-name="gr6" draw:text-style-name="P6" draw:layer="layout" svg:x1="8.811cm" svg:y1="7.131cm" svg:x2="8.522cm" svg:y2="5.834cm">
          <text:p/>
        </draw:line>
        <draw:line draw:style-name="gr6" draw:text-style-name="P6" draw:layer="layout" svg:x1="8.522cm" svg:y1="5.857cm" svg:x2="10cm" svg:y2="4.75cm">
          <text:p/>
        </draw:line>
        <draw:custom-shape draw:style-name="gr4" draw:text-style-name="P4" draw:layer="layout" svg:width="1.5cm" svg:height="1.5cm" svg:x="11.7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697cm" svg:height="0.645cm" svg:x="9.5cm" svg:y="3.605cm">
          <draw:text-box>
            <text:p><text:span text:style-name="T1">L</text:span></text:p>
          </draw:text-box>
        </draw:frame>
        <draw:line draw:style-name="gr7" draw:text-style-name="P6" draw:layer="layout" svg:x1="10cm" svg:y1="4.75cm" svg:x2="9.218cm" svg:y2="3.375cm">
          <text:p/>
        </draw:line>
        <draw:frame draw:style-name="gr9" draw:text-style-name="P7" draw:layer="layout" svg:width="0.756cm" svg:height="0.645cm" svg:x="6.203cm" svg:y="4.75cm">
          <draw:text-box>
            <text:p><text:span text:style-name="T1">R</text:span></text:p>
          </draw:text-box>
        </draw:frame>
        <draw:frame draw:style-name="gr10" draw:text-style-name="P7" draw:layer="layout" svg:width="0.718cm" svg:height="0.645cm" svg:x="7.544cm" svg:y="6.405cm">
          <draw:text-box>
            <text:p><text:span text:style-name="T1">T</text:span></text:p>
          </draw:text-box>
        </draw:frame>
        <draw:frame draw:style-name="gr10" draw:text-style-name="P7" draw:layer="layout" svg:width="0.718cm" svg:height="0.645cm" svg:x="9.4cm" svg:y="6.7cm">
          <draw:text-box>
            <text:p><text:span text:style-name="T1">T</text:span></text:p>
          </draw:text-box>
        </draw:frame>
        <draw:frame draw:style-name="gr10" draw:text-style-name="P7" draw:layer="layout" svg:width="0.718cm" svg:height="0.645cm" svg:x="8.544cm" svg:y="4.806cm">
          <draw:text-box>
            <text:p><text:span text:style-name="T1">T</text:span></text:p>
          </draw:text-box>
        </draw:frame>
        <draw:frame draw:style-name="gr9" draw:text-style-name="P7" draw:layer="layout" svg:width="0.756cm" svg:height="0.645cm" svg:x="8.5cm" svg:y="6.205cm">
          <draw:text-box>
            <text:p><text:span text:style-name="T1">R</text:span></text:p>
          </draw:text-box>
        </draw:frame>
        <draw:line draw:style-name="gr11" draw:text-style-name="P6" draw:layer="layout" svg:x1="5cm" svg:y1="3.5cm" svg:x2="5cm" svg:y2="7.25cm">
          <text:p/>
        </draw:line>
        <draw:frame draw:style-name="gr12" draw:text-style-name="P7" draw:layer="layout" svg:width="1.552cm" svg:height="0.645cm" svg:x="4.2cm" svg:y="2.9cm">
          <draw:text-box>
            <text:p><text:span text:style-name="T1">bitmap</text:span></text:p>
          </draw:text-box>
        </draw:frame>
        <draw:frame draw:style-name="gr13" draw:text-style-name="P7" draw:layer="layout" svg:width="0.735cm" svg:height="0.645cm" svg:x="4.003cm" svg:y="5.451cm">
          <draw:text-box>
            <text:p><text:span text:style-name="T1">V</text:span></text:p>
          </draw:text-box>
        </draw:frame>
        <draw:frame draw:style-name="gr8" draw:text-style-name="P8" draw:layer="layout" svg:width="0.697cm" svg:height="0.645cm" svg:x="7.1cm" svg:y="5.9cm">
          <draw:text-box>
            <text:p><text:span text:style-name="T2">p</text:span></text:p>
          </draw:text-box>
        </draw:frame>
        <draw:frame draw:style-name="gr14" draw:text-style-name="P7" draw:layer="layout" svg:width="1.954cm" svg:height="0.645cm" svg:x="1.75cm" svg:y="5.75cm">
          <draw:text-box>
            <text:p><text:span text:style-name="T1">Observer</text:span></text:p>
          </draw:text-box>
        </draw:frame>
        <draw:frame draw:style-name="gr12" draw:text-style-name="P10" draw:layer="layout" svg:width="1.56cm" svg:height="1.039cm" svg:x="7.35cm" svg:y="2.611cm">
          <draw:text-box>
            <text:p text:style-name="P9"><text:span text:style-name="T1">light</text:span></text:p>
            <text:p text:style-name="P9"><text:span text:style-name="T1">source</text:span></text:p>
          </draw:text-box>
        </draw:frame>
        <draw:frame draw:style-name="gr12" draw:text-style-name="P12" draw:layer="layout" svg:width="1.67cm" svg:height="1.039cm" svg:x="11.4cm" svg:y="4.111cm">
          <draw:text-box>
            <text:p text:style-name="P11"><text:span text:style-name="T1">opaque</text:span></text:p>
            <text:p text:style-name="P11"><text:span text:style-name="T1">object</text:span></text:p>
          </draw:text-box>
        </draw:frame>
        <draw:frame draw:style-name="gr12" draw:text-style-name="P13" draw:layer="layout" svg:width="2.221cm" svg:height="1.039cm" svg:x="6.979cm" svg:y="7.461cm">
          <draw:text-box>
            <text:p text:style-name="P4"><text:span text:style-name="T1">translucent</text:span></text:p>
            <text:p text:style-name="P4"><text:span text:style-name="T1">object</text:span></text:p>
          </draw:text-box>
        </draw:frame>
        <draw:frame draw:style-name="gr15" draw:text-style-name="P15" draw:layer="layout" svg:width="4cm" svg:height="0.729cm" svg:x="1cm" svg:y="1.271cm">
          <draw:text-box>
            <text:p text:style-name="P14"><text:span text:style-name="T3">omp-c-ray.svg</text:span></text:p>
          </draw:text-box>
        </draw:frame>
        <draw:custom-shape draw:style-name="gr16" draw:text-style-name="P6" draw:layer="layout" svg:width="13cm" svg:height="7cm" svg:x="1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radial" draw:cx="50%" draw:cy="50%" draw:start-color="#dddddd" draw:end-color="#999999" draw:start-intensity="100%" draw:end-intensity="100%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0-05T14:13:15.612456117</dc:date>
    <dc:creator>Moreno Marzolla</dc:creator>
    <meta:editing-duration>PT29M39S</meta:editing-duration>
    <meta:editing-cycles>21</meta:editing-cycles>
    <meta:generator>LibreOffice/6.4.7.2$Linux_X86_64 LibreOffice_project/40$Build-2</meta:generator>
    <meta:document-statistic meta:object-count="32"/>
  </office:meta>
</office:document-meta>
</file>